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-color="#cc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3cm" draw:marker-start="Arrow" draw:marker-start-width="0.25cm" draw:marker-end="Arrow" draw:marker-end-width="0.2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9.682cm" svg:height="5.751cm" svg:x="1.097cm" svg:y="2.037cm" svg:viewBox="0 0 9683 5752" svg:d="m145 3441c298 584 1118 2969 2559 2137s2086-2274 4198-1988 2882 149 2770-1565-1031-1888-2174-1615-1801 1565-2906 1528-1553-1950-2373-1938-1777 832-1963 1267-409 1590-111 2174z">
          <text:p/>
        </draw:path>
        <draw:line draw:style-name="gr2" draw:text-style-name="P1" draw:layer="layout" svg:x1="0.495cm" svg:y1="0.957cm" svg:x2="11.479cm" svg:y2="6.472cm">
          <text:p/>
        </draw:line>
        <draw:line draw:style-name="gr2" draw:text-style-name="P1" draw:layer="layout" svg:x1="0.495cm" svg:y1="2.956cm" svg:x2="11.479cm" svg:y2="8.473cm">
          <text:p/>
        </draw:line>
        <draw:line draw:style-name="gr2" draw:text-style-name="P1" draw:layer="layout" svg:x1="3.495cm" svg:y1="0.457cm" svg:x2="11.479cm" svg:y2="4.473cm">
          <text:p/>
        </draw:line>
        <draw:line draw:style-name="gr2" draw:text-style-name="P1" draw:layer="layout" svg:x1="7.495cm" svg:y1="0.457cm" svg:x2="11.479cm" svg:y2="2.473cm">
          <text:p/>
        </draw:line>
        <draw:line draw:style-name="gr2" draw:text-style-name="P1" draw:layer="layout" svg:x1="0.495cm" svg:y1="4.957cm" svg:x2="9.495cm" svg:y2="9.457cm">
          <text:p/>
        </draw:line>
        <draw:line draw:style-name="gr2" draw:text-style-name="P1" draw:layer="layout" svg:x1="0.495cm" svg:y1="6.957cm" svg:x2="5.495cm" svg:y2="9.457cm">
          <text:p/>
        </draw:line>
        <draw:line draw:style-name="gr2" draw:text-style-name="P1" draw:layer="layout" svg:x1="0.495cm" svg:y1="8.957cm" svg:x2="1.495cm" svg:y2="9.457cm">
          <text:p/>
        </draw:line>
        <draw:line draw:style-name="gr3" draw:text-style-name="P1" draw:layer="layout" svg:x1="1.192cm" svg:y1="5.109cm" svg:x2="1.192cm" svg:y2="5.509cm">
          <text:p/>
        </draw:line>
        <draw:line draw:style-name="gr3" draw:text-style-name="P1" draw:layer="layout" svg:x1="0.992cm" svg:y1="5.309cm" svg:x2="1.392cm" svg:y2="5.309cm">
          <text:p/>
        </draw:line>
        <draw:line draw:style-name="gr3" draw:text-style-name="P1" draw:layer="layout" svg:x1="7.987cm" svg:y1="2.488cm" svg:x2="7.987cm" svg:y2="2.888cm">
          <text:p/>
        </draw:line>
        <draw:line draw:style-name="gr3" draw:text-style-name="P1" draw:layer="layout" svg:x1="7.787cm" svg:y1="2.688cm" svg:x2="8.187cm" svg:y2="2.688cm">
          <text:p/>
        </draw:line>
        <draw:line draw:style-name="gr3" draw:text-style-name="P1" draw:layer="layout" svg:x1="4.31cm" svg:y1="2.65cm" svg:x2="4.31cm" svg:y2="3.05cm">
          <text:p/>
        </draw:line>
        <draw:line draw:style-name="gr3" draw:text-style-name="P1" draw:layer="layout" svg:x1="4.11cm" svg:y1="2.85cm" svg:x2="4.51cm" svg:y2="2.85cm">
          <text:p/>
        </draw:line>
        <draw:line draw:style-name="gr3" draw:text-style-name="P1" draw:layer="layout" svg:x1="2.831cm" svg:y1="1.904cm" svg:x2="2.831cm" svg:y2="2.304cm">
          <text:p/>
        </draw:line>
        <draw:line draw:style-name="gr3" draw:text-style-name="P1" draw:layer="layout" svg:x1="2.631cm" svg:y1="2.104cm" svg:x2="3.031cm" svg:y2="2.104cm">
          <text:p/>
        </draw:line>
        <draw:line draw:style-name="gr3" draw:text-style-name="P1" draw:layer="layout" svg:x1="10.77cm" svg:y1="3.904cm" svg:x2="10.77cm" svg:y2="4.304cm">
          <text:p/>
        </draw:line>
        <draw:line draw:style-name="gr3" draw:text-style-name="P1" draw:layer="layout" svg:x1="10.57cm" svg:y1="4.104cm" svg:x2="10.97cm" svg:y2="4.104cm">
          <text:p/>
        </draw:line>
        <draw:line draw:style-name="gr3" draw:text-style-name="P1" draw:layer="layout" svg:x1="9.95cm" svg:y1="5.47cm" svg:x2="9.95cm" svg:y2="5.87cm">
          <text:p/>
        </draw:line>
        <draw:line draw:style-name="gr3" draw:text-style-name="P1" draw:layer="layout" svg:x1="9.75cm" svg:y1="5.67cm" svg:x2="10.15cm" svg:y2="5.67cm">
          <text:p/>
        </draw:line>
        <draw:line draw:style-name="gr3" draw:text-style-name="P1" draw:layer="layout" svg:x1="6.297cm" svg:y1="5.631cm" svg:x2="6.297cm" svg:y2="6.031cm">
          <text:p/>
        </draw:line>
        <draw:line draw:style-name="gr3" draw:text-style-name="P1" draw:layer="layout" svg:x1="6.097cm" svg:y1="5.831cm" svg:x2="6.497cm" svg:y2="5.831cm">
          <text:p/>
        </draw:line>
        <draw:line draw:style-name="gr3" draw:text-style-name="P1" draw:layer="layout" svg:x1="1.341cm" svg:y1="3.196cm" svg:x2="1.341cm" svg:y2="3.596cm">
          <text:p/>
        </draw:line>
        <draw:line draw:style-name="gr3" draw:text-style-name="P1" draw:layer="layout" svg:x1="1.141cm" svg:y1="3.396cm" svg:x2="1.541cm" svg:y2="3.396cm">
          <text:p/>
        </draw:line>
        <draw:line draw:style-name="gr3" draw:text-style-name="P1" draw:layer="layout" svg:x1="4.645cm" svg:y1="6.823cm" svg:x2="4.645cm" svg:y2="7.223cm">
          <text:p/>
        </draw:line>
        <draw:line draw:style-name="gr3" draw:text-style-name="P1" draw:layer="layout" svg:x1="4.445cm" svg:y1="7.023cm" svg:x2="4.845cm" svg:y2="7.023cm">
          <text:p/>
        </draw:line>
        <draw:line draw:style-name="gr3" draw:text-style-name="P1" draw:layer="layout" svg:x1="6.298cm" svg:y1="3.668cm" svg:x2="6.298cm" svg:y2="4.068cm">
          <text:p/>
        </draw:line>
        <draw:line draw:style-name="gr3" draw:text-style-name="P1" draw:layer="layout" svg:x1="6.098cm" svg:y1="3.868cm" svg:x2="6.498cm" svg:y2="3.868cm">
          <text:p/>
        </draw:line>
        <draw:line draw:style-name="gr4" draw:text-style-name="P1" draw:layer="layout" svg:x1="8cm" svg:y1="6.758cm" svg:x2="7.242cm" svg:y2="8.323cm">
          <text:p/>
        </draw:line>
        <draw:frame draw:style-name="gr5" draw:layer="layout" svg:width="0.853cm" svg:height="0.963cm" svg:x="7.665cm" svg:y="7.279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91cm" fo:margin-left="0.495cm" fo:margin-right="0.52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David Legland</meta:initial-creator>
    <meta:creation-date>2006-05-04T12:02:28</meta:creation-date>
    <dc:creator>David Legland</dc:creator>
    <dc:date>2011-07-18T17:50:43.45</dc:date>
    <dc:language>fr-FR</dc:language>
    <meta:editing-cycles>8</meta:editing-cycles>
    <meta:editing-duration>PT04H24M13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